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402.49pt"/>
    </style:style>
    <style:style style:name="co3" style:family="table-column">
      <style:table-column-properties fo:break-before="auto" style:column-width="348.0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tals-byDeficit" table:style-name="ta1">
        <table:shapes>
          <draw:frame draw:z-index="0" draw:style-name="gr1" draw:text-style-name="P1" svg:width="792.03pt" svg:height="552.67pt" svg:x="32.68pt" svg:y="31.63pt">
            <draw:object draw:notify-on-update-of-ranges="'totals-byDeficit'.B1:'totals-byDeficit'.B41 'totals-byDeficit'.A1:'totals-byDeficit'.A41 'totals-byDeficit'.B1:'totals-byDeficit'.B41 'totals-byDeficit'.C1:'totals-byDeficit'.C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tah State University WebAIM home page</text:p>
          </table:table-cell>
          <table:table-cell office:value-type="string" calcext:value-type="string">
            <text:p>https://webaim.org/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W3C WAI-ARIA Overview page</text:p>
          </table:table-cell>
          <table:table-cell office:value-type="string" calcext:value-type="string">
            <text:p>https://www.w3.org/WAI/standards-guidelines/aria/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AAP home page</text:p>
          </table:table-cell>
          <table:table-cell office:value-type="string" calcext:value-type="string">
            <text:p>https://www.accessibilityassociation.org/s/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U.S. Web Design System (USWDS) Accessibility page</text:p>
          </table:table-cell>
          <table:table-cell office:value-type="string" calcext:value-type="string">
            <text:p>https://designsystem.digital.gov/documentation/accessibility/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indscreen home page</text:p>
          </table:table-cell>
          <table:table-cell office:value-type="string" calcext:value-type="string">
            <text:p>https://www.mindscreen.de/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merican Printing House Accessibility Solutions page</text:p>
          </table:table-cell>
          <table:table-cell office:value-type="string" calcext:value-type="string">
            <text:p>https://www.aph.org/accessibility-solutions/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igital Accessibility Centre home page</text:p>
          </table:table-cell>
          <table:table-cell office:value-type="string" calcext:value-type="string">
            <text:p>https://www.digitalaccessibilitycentre.org/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Barrier Break home page</text:p>
          </table:table-cell>
          <table:table-cell office:value-type="string" calcext:value-type="string">
            <text:p>https://www.barrierbreak.com/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Funka home page</text:p>
          </table:table-cell>
          <table:table-cell office:value-type="string" calcext:value-type="string">
            <text:p>https://www.funka.com/en/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Evinced home page</text:p>
          </table:table-cell>
          <table:table-cell office:value-type="string" calcext:value-type="string">
            <text:p>https://www.evinced.com/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Zugang für alle home page</text:p>
          </table:table-cell>
          <table:table-cell office:value-type="string" calcext:value-type="string">
            <text:p>https://www.access-for-all.ch/ch/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UsableNet home page</text:p>
          </table:table-cell>
          <table:table-cell office:value-type="string" calcext:value-type="string">
            <text:p>https://usablenet.com/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onverge Accessibility home page</text:p>
          </table:table-cell>
          <table:table-cell office:value-type="string" calcext:value-type="string">
            <text:p>https://convergeaccessibility.com/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Knowbility home page</text:p>
          </table:table-cell>
          <table:table-cell office:value-type="string" calcext:value-type="string">
            <text:p>https://knowbility.org/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eSSENTIAL Accessibility home page</text:p>
          </table:table-cell>
          <table:table-cell office:value-type="string" calcext:value-type="string">
            <text:p>https://www.essentialaccessibility.com/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Mozilla home page</text:p>
          </table:table-cell>
          <table:table-cell office:value-type="string" calcext:value-type="string">
            <text:p>https://www.mozilla.org/en-US/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enon home page</text:p>
          </table:table-cell>
          <table:table-cell office:value-type="string" calcext:value-type="string">
            <text:p>https://tenon.io/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Equal Entry home page</text:p>
          </table:table-cell>
          <table:table-cell office:value-type="string" calcext:value-type="string">
            <text:p>https://equalentry.com/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artnership on Employment &amp; Accessible Technology home page</text:p>
          </table:table-cell>
          <table:table-cell office:value-type="string" calcext:value-type="string">
            <text:p>https://www.peatworks.org/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WeCo home page</text:p>
          </table:table-cell>
          <table:table-cell office:value-type="string" calcext:value-type="string">
            <text:p>https://theweco.com/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AccessibilityOz home page</text:p>
          </table:table-cell>
          <table:table-cell office:value-type="string" calcext:value-type="string">
            <text:p>https://www.accessibilityoz.com/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Level Access home page</text:p>
          </table:table-cell>
          <table:table-cell office:value-type="string" calcext:value-type="string">
            <text:p>https://www.levelaccess.com/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ccessibility Shield home page</text:p>
          </table:table-cell>
          <table:table-cell office:value-type="string" calcext:value-type="string">
            <text:p>https://www.accessibilityshield.com/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Fundación Hearcolors home page</text:p>
          </table:table-cell>
          <table:table-cell office:value-type="string" calcext:value-type="string">
            <text:p>https://www.hearcolors.com.mx/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SUN Center on Disabilities home page</text:p>
          </table:table-cell>
          <table:table-cell office:value-type="string" calcext:value-type="string">
            <text:p>https://www.csun.edu/cod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Überwachungsstelle des Bundes für Barrierefreiheit von Informationstechnik home page</text:p>
          </table:table-cell>
          <table:table-cell office:value-type="string" calcext:value-type="string">
            <text:p>https://www.bfit-bund.de/DE/Home/home_node.html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Online ADA home page</text:p>
          </table:table-cell>
          <table:table-cell office:value-type="string" calcext:value-type="string">
            <text:p>https://onlineada.com/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My Blind Spot home page</text:p>
          </table:table-cell>
          <table:table-cell office:value-type="string" calcext:value-type="string">
            <text:p>https://myblindspot.org/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bilityNet home page</text:p>
          </table:table-cell>
          <table:table-cell office:value-type="string" calcext:value-type="string">
            <text:p>https://www.abilitynet.org.uk/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rawford Technologies AccessibilityNow page</text:p>
          </table:table-cell>
          <table:table-cell office:value-type="string" calcext:value-type="string">
            <text:p>https://www.crawfordtech.com/accessibilitynow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Atos accessibility page</text:p>
          </table:table-cell>
          <table:table-cell office:value-type="string" calcext:value-type="string">
            <text:p>https://atos.net/en/lp/accessibility-and-assistive-technology-iux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Microassist home page</text:p>
          </table:table-cell>
          <table:table-cell office:value-type="string" calcext:value-type="string">
            <text:p>https://www.microassist.com/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Viscardi Center web accessibility page</text:p>
          </table:table-cell>
          <table:table-cell office:value-type="string" calcext:value-type="string">
            <text:p>https://www.viscardicenter.org/digital-accessibility-services/web-accessibility/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AudioEye home page</text:p>
          </table:table-cell>
          <table:table-cell office:value-type="string" calcext:value-type="string">
            <text:p>https://www.audioeye.com/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Georgia Tech Center for Inclusive Design and Innovation home page</text:p>
          </table:table-cell>
          <table:table-cell office:value-type="string" calcext:value-type="string">
            <text:p>https://cidi.gatech.edu/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Accessible Web</text:p>
          </table:table-cell>
          <table:table-cell office:value-type="string" calcext:value-type="string">
            <text:p>https://accessibleweb.com/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Vision Australia Digital Access page</text:p>
          </table:table-cell>
          <table:table-cell office:value-type="string" calcext:value-type="string">
            <text:p>https://www.visionaustralia.org/services/digital-access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TPGi home page</text:p>
          </table:table-cell>
          <table:table-cell office:value-type="string" calcext:value-type="string">
            <text:p>https://www.tpgi.com/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Deque home page</text:p>
          </table:table-cell>
          <table:table-cell office:value-type="string" calcext:value-type="string">
            <text:p>https://deque.com/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Siteimprove U.S. accessibility page</text:p>
          </table:table-cell>
          <table:table-cell office:value-type="string" calcext:value-type="string">
            <text:p>https://siteimprove.com/en-us/accessibility/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string" calcext:value-type="string">
            <text:p>AccessiBe home page</text:p>
          </table:table-cell>
          <table:table-cell office:value-type="string" calcext:value-type="string">
            <text:p>https://accessibe.com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15T14:03:15.708869285</dc:date>
    <meta:editing-duration>PT52M20S</meta:editing-duration>
    <meta:editing-cycles>1</meta:editing-cycles>
    <meta:document-statistic meta:table-count="1" meta:cell-count="123" meta:object-count="1"/>
    <meta:generator>LibreOffice/6.0.5.2$MacOSX_X86_64 LibreOffice_project/54c8cbb85f300ac59db32fe8a675ff7683cd5a16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ed1c24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942cm" svg:height="19.498cm" xlink:href=".." xlink:type="simple" chart:class="chart:bar" chart:style-name="ch1">
        <chart:plot-area chart:style-name="ch2" table:cell-range-address="'totals-byDeficit'.A1:'totals-byDeficit'.C41" chart:data-source-has-labels="column" svg:x="0.558cm" svg:y="0.389cm" svg:width="26.826cm" svg:height="18.72cm">
          <chartooo:coordinate-region svg:x="15.246cm" svg:y="1.055cm" svg:width="11.722cm" svg:height="18.054cm"/>
          <chart:axis chart:dimension="x" chart:name="primary-x" chart:style-name="ch3" chartooo:axis-type="auto">
            <chartooo:date-scale/>
            <chart:categories table:cell-range-address="'totals-byDeficit'.B1:'totals-byDeficit'.B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otals-byDeficit'.A1:'totals-byDeficit'.A41" chart:class="chart:bar">
            <chart:data-point chart:repeated="41"/>
          </chart:series>
          <chart:series chart:style-name="ch7" chart:values-cell-range-address="'totals-byDeficit'.B1:'totals-byDeficit'.B41" chart:class="chart:bar">
            <chart:data-point chart:repeated="41"/>
          </chart:series>
          <chart:series chart:style-name="ch8" chart:values-cell-range-address="'totals-byDeficit'.C1:'totals-byDeficit'.C41" chart:class="chart:ba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Utah State University WebAIM home page</text:p>
                <draw:g>
                  <svg:desc>'totals-byDeficit'.B1:'totals-byDeficit'.B41</svg:desc>
                </draw:g>
              </table:table-cell>
              <table:table-cell office:value-type="float" office:value="43">
                <text:p>43</text:p>
                <draw:g>
                  <svg:desc>'totals-byDeficit'.A1:'totals-byDeficit'.A41</svg:desc>
                </draw:g>
              </table:table-cell>
              <table:table-cell office:value-type="float" office:value="NaN">
                <text:p>NaN</text:p>
                <draw:g>
                  <svg:desc>'totals-byDeficit'.B1:'totals-byDeficit'.B41</svg:desc>
                </draw:g>
              </table:table-cell>
              <table:table-cell office:value-type="float" office:value="NaN">
                <text:p>NaN</text:p>
                <draw:g>
                  <svg:desc>'totals-byDeficit'.C1:'totals-byDeficit'.C41</svg:desc>
                </draw:g>
              </table:table-cell>
            </table:table-row>
            <table:table-row>
              <table:table-cell office:value-type="string">
                <text:p>W3C WAI-ARIA Overview page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AAP home page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.S. Web Design System (USWDS) Accessibility page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ndscreen home page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merican Printing House Accessibility Solutions page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gital Accessibility Centre home page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rrier Break home page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unka home page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vinced home page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ugang für alle home page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sableNet home page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verge Accessibility home page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nowbility home page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SSENTIAL Accessibility home page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zilla home page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non home page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qual Entry home page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rtnership on Employment &amp; Accessible Technology home page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Co home page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ccessibilityOz home page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vel Access home page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ccessibility Shield home page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undación Hearcolors home page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SUN Center on Disabilities home page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Überwachungsstelle des Bundes für Barrierefreiheit von Informationstechnik home page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nline ADA home page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y Blind Spot home page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bilityNet home page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rawford Technologies AccessibilityNow page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tos accessibility page</text:p>
              </table:table-cell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croassist home page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scardi Center web accessibility page</text:p>
              </table:table-cell>
              <table:table-cell office:value-type="float" office:value="555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udioEye home page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orgia Tech Center for Inclusive Design and Innovation home page</text:p>
              </table:table-cell>
              <table:table-cell office:value-type="float" office:value="658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ccessible Web</text:p>
              </table:table-cell>
              <table:table-cell office:value-type="float" office:value="936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sion Australia Digital Access page</text:p>
              </table:table-cell>
              <table:table-cell office:value-type="float" office:value="1014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Gi home page</text:p>
              </table:table-cell>
              <table:table-cell office:value-type="float" office:value="1017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que home page</text:p>
              </table:table-cell>
              <table:table-cell office:value-type="float" office:value="1155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teimprove U.S. accessibility page</text:p>
              </table:table-cell>
              <table:table-cell office:value-type="float" office:value="2462">
                <text:p>2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ccessiBe home page</text:p>
              </table:table-cell>
              <table:table-cell office:value-type="float" office:value="3370">
                <text:p>3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MacOSX_X86_64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